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499cm" style:rel-column-width="32761*"/>
    </style:style>
    <style:style style:name="Tableau3.B" style:family="table-column">
      <style:table-column-properties style:column-width="4.3cm" style:rel-column-width="14832*"/>
    </style:style>
    <style:style style:name="Tableau3.C" style:family="table-column">
      <style:table-column-properties style:column-width="5.202cm" style:rel-column-width="17942*"/>
    </style:style>
    <style:style style:name="Tableau3.A1" style:family="table-cell">
      <style:table-cell-properties fo:padding="0.049cm" fo:border="none"/>
    </style:style>
    <style:style style:name="Tableau3.B5" style:family="table-cell">
      <style:table-cell-properties fo:padding-left="0.049cm" fo:padding-right="0.049cm" fo:padding-top="0.15cm" fo:padding-bottom="0.049cm" fo:border="none"/>
    </style:style>
    <style:style style:name="Tableau3.A9" style:family="table-cell">
      <style:table-cell-properties fo:padding="0cm" fo:border="none"/>
    </style:style>
    <style:style style:name="Tableau3.B9" style:family="table-cell">
      <style:table-cell-properties fo:padding-left="0cm" fo:padding-right="0cm" fo:padding-top="0.15cm" fo:padding-bottom="0cm" fo:border="non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499cm" style:rel-column-width="32761*"/>
    </style:style>
    <style:style style:name="Tableau2.B" style:family="table-column">
      <style:table-column-properties style:column-width="9.502cm" style:rel-column-width="32774*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text-properties fo:font-weight="bold" officeooo:rsid="0061e3c5" officeooo:paragraph-rsid="009393c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974fdb" style:font-weight-asian="bold" style:font-weight-complex="bold"/>
    </style:style>
    <style:style style:name="P3" style:family="paragraph" style:parent-style-name="Standard">
      <style:text-properties fo:font-weight="bold" officeooo:rsid="00a51fe4" officeooo:paragraph-rsid="00a51fe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94cc4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9f5952"/>
    </style:style>
    <style:style style:name="P7" style:family="paragraph" style:parent-style-name="Standard">
      <style:paragraph-properties fo:text-align="center" style:justify-single-word="false"/>
      <style:text-properties officeooo:paragraph-rsid="00b0d27d"/>
    </style:style>
    <style:style style:name="P8" style:family="paragraph" style:parent-style-name="Standard">
      <style:text-properties officeooo:rsid="0061e3c5" officeooo:paragraph-rsid="00774c85"/>
    </style:style>
    <style:style style:name="P9" style:family="paragraph" style:parent-style-name="Standard">
      <style:paragraph-properties fo:text-align="center" style:justify-single-word="false"/>
      <style:text-properties officeooo:rsid="0061e3c5" officeooo:paragraph-rsid="00774c85"/>
    </style:style>
    <style:style style:name="P10" style:family="paragraph" style:parent-style-name="Standard">
      <style:paragraph-properties fo:text-align="center" style:justify-single-word="false"/>
      <style:text-properties officeooo:rsid="0061e3c5" officeooo:paragraph-rsid="009393ca"/>
    </style:style>
    <style:style style:name="P11" style:family="paragraph" style:parent-style-name="Standard">
      <style:paragraph-properties fo:text-align="center" style:justify-single-word="false"/>
      <style:text-properties officeooo:rsid="0061e3c5" officeooo:paragraph-rsid="00b4c763"/>
    </style:style>
    <style:style style:name="P12" style:family="paragraph" style:parent-style-name="Standard">
      <style:paragraph-properties fo:line-height="150%"/>
      <style:text-properties officeooo:rsid="0061e3c5" officeooo:paragraph-rsid="00774c85"/>
    </style:style>
    <style:style style:name="P13" style:family="paragraph" style:parent-style-name="Standard">
      <style:paragraph-properties fo:line-height="150%"/>
      <style:text-properties officeooo:rsid="0061e3c5" officeooo:paragraph-rsid="00b4c763"/>
    </style:style>
    <style:style style:name="P14" style:family="paragraph" style:parent-style-name="Standard">
      <style:text-properties officeooo:rsid="0061e3c5" officeooo:paragraph-rsid="009393ca"/>
    </style:style>
    <style:style style:name="P15" style:family="paragraph" style:parent-style-name="Standard">
      <loext:graphic-properties draw:fill="none"/>
      <style:paragraph-properties fo:margin-left="1.3cm" fo:margin-right="0cm" fo:hyphenation-ladder-count="no-limit" fo:text-indent="0cm" style:auto-text-indent="false" fo:background-color="transparent"/>
      <style:text-properties officeooo:rsid="0061e3c5" officeooo:paragraph-rsid="00774c85" fo:hyphenate="true" fo:hyphenation-remain-char-count="2" fo:hyphenation-push-char-count="2" loext:hyphenation-no-caps="false"/>
    </style:style>
    <style:style style:name="P16" style:family="paragraph" style:parent-style-name="Standard" style:master-page-name="">
      <loext:graphic-properties draw:fill="none"/>
      <style:paragraph-properties fo:margin-left="1.3cm" fo:margin-right="0cm" fo:hyphenation-ladder-count="no-limit" fo:text-indent="0cm" style:auto-text-indent="false" style:page-number="auto" fo:background-color="transparent"/>
      <style:text-properties officeooo:rsid="0061e3c5" officeooo:paragraph-rsid="00774c85" fo:hyphenate="true" fo:hyphenation-remain-char-count="2" fo:hyphenation-push-char-count="2" loext:hyphenation-no-caps="false"/>
    </style:style>
    <style:style style:name="P17" style:family="paragraph" style:parent-style-name="Standard" style:master-page-name="">
      <loext:graphic-properties draw:fill="none"/>
      <style:paragraph-properties fo:margin-left="1.3cm" fo:margin-right="0cm" fo:hyphenation-ladder-count="no-limit" fo:text-indent="0cm" style:auto-text-indent="false" style:page-number="auto" fo:background-color="transparent"/>
      <style:text-properties officeooo:rsid="0061e3c5" officeooo:paragraph-rsid="009393ca" fo:hyphenate="true" fo:hyphenation-remain-char-count="2" fo:hyphenation-push-char-count="2" loext:hyphenation-no-caps="false"/>
    </style:style>
    <style:style style:name="P18" style:family="paragraph" style:parent-style-name="Standard">
      <style:text-properties officeooo:rsid="0061e3c5" officeooo:paragraph-rsid="00b4c763"/>
    </style:style>
    <style:style style:name="P19" style:family="paragraph" style:parent-style-name="Standard">
      <style:text-properties officeooo:paragraph-rsid="00774c85"/>
    </style:style>
    <style:style style:name="P20" style:family="paragraph" style:parent-style-name="Standard">
      <style:text-properties officeooo:rsid="00913ca7" officeooo:paragraph-rsid="009393ca"/>
    </style:style>
    <style:style style:name="P21" style:family="paragraph" style:parent-style-name="Standard">
      <style:paragraph-properties fo:text-align="center" style:justify-single-word="false"/>
      <style:text-properties officeooo:rsid="00913ca7" officeooo:paragraph-rsid="00774c85"/>
    </style:style>
    <style:style style:name="P22" style:family="paragraph" style:parent-style-name="Standard">
      <style:text-properties officeooo:paragraph-rsid="00938d95"/>
    </style:style>
    <style:style style:name="P23" style:family="paragraph" style:parent-style-name="Standard">
      <style:text-properties officeooo:paragraph-rsid="009393ca"/>
    </style:style>
    <style:style style:name="P24" style:family="paragraph" style:parent-style-name="tfCours">
      <style:text-properties officeooo:paragraph-rsid="009393ca"/>
    </style:style>
    <style:style style:name="P25" style:family="paragraph" style:parent-style-name="Standard">
      <style:paragraph-properties fo:line-height="150%"/>
      <style:text-properties officeooo:paragraph-rsid="009393ca"/>
    </style:style>
    <style:style style:name="P26" style:family="paragraph" style:parent-style-name="Standard">
      <style:paragraph-properties fo:text-align="center" style:justify-single-word="false"/>
      <style:text-properties fo:font-size="20pt" officeooo:paragraph-rsid="0094cc42" style:font-size-asian="17.5pt" style:font-size-complex="20pt"/>
    </style:style>
    <style:style style:name="P27" style:family="paragraph" style:parent-style-name="Standard">
      <style:text-properties fo:font-size="16pt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officeooo:rsid="00974fdb" officeooo:paragraph-rsid="00974fdb"/>
    </style:style>
    <style:style style:name="P29" style:family="paragraph" style:parent-style-name="Standard">
      <style:text-properties officeooo:rsid="0092a440" officeooo:paragraph-rsid="00938d95"/>
    </style:style>
    <style:style style:name="P30" style:family="paragraph" style:parent-style-name="Standard">
      <style:text-properties officeooo:rsid="0092a440" officeooo:paragraph-rsid="009393ca"/>
    </style:style>
    <style:style style:name="P31" style:family="paragraph" style:parent-style-name="Standard">
      <style:paragraph-properties fo:text-align="start" style:justify-single-word="false"/>
      <style:text-properties officeooo:paragraph-rsid="00974fdb"/>
    </style:style>
    <style:style style:name="P32" style:family="paragraph" style:parent-style-name="Standard">
      <style:paragraph-properties fo:text-align="start" style:justify-single-word="false"/>
      <style:text-properties officeooo:paragraph-rsid="00b0d27d"/>
    </style:style>
    <style:style style:name="P33" style:family="paragraph" style:parent-style-name="Standard">
      <style:text-properties fo:font-size="18pt" officeooo:rsid="0078b946"/>
    </style:style>
    <style:style style:name="P34" style:family="paragraph" style:parent-style-name="Standard">
      <style:text-properties fo:font-size="18pt" officeooo:rsid="009a254b" officeooo:paragraph-rsid="009a254b"/>
    </style:style>
    <style:style style:name="P35" style:family="paragraph" style:parent-style-name="Standard">
      <style:text-properties fo:font-size="18pt" officeooo:rsid="00a3a23e" officeooo:paragraph-rsid="00a3a23e"/>
    </style:style>
    <style:style style:name="P36" style:family="paragraph" style:parent-style-name="Standard">
      <style:text-properties fo:font-size="18pt" fo:font-weight="bold" officeooo:rsid="00a44ee2" officeooo:paragraph-rsid="00a44ee2" style:font-weight-asian="bold" style:font-weight-complex="bold"/>
    </style:style>
    <style:style style:name="P37" style:family="paragraph" style:parent-style-name="Standard">
      <style:text-properties fo:font-size="18pt" officeooo:rsid="00a7c5e1" officeooo:paragraph-rsid="00a7c5e1"/>
    </style:style>
    <style:style style:name="P38" style:family="paragraph" style:parent-style-name="Standard">
      <style:text-properties fo:font-size="18pt" officeooo:rsid="00a9712d" officeooo:paragraph-rsid="00a9712d"/>
    </style:style>
    <style:style style:name="P39" style:family="paragraph" style:parent-style-name="Standard">
      <style:text-properties fo:font-size="18pt" fo:font-weight="normal" officeooo:rsid="00a51fe4" officeooo:paragraph-rsid="00a51fe4" style:font-weight-asian="normal" style:font-weight-complex="normal"/>
    </style:style>
    <style:style style:name="P40" style:family="paragraph" style:parent-style-name="Standard">
      <style:text-properties fo:font-size="18pt" fo:font-weight="normal" officeooo:rsid="00a3a23e" officeooo:paragraph-rsid="00a44ee2" style:font-weight-asian="normal" style:font-weight-complex="normal"/>
    </style:style>
    <style:style style:name="P41" style:family="paragraph" style:parent-style-name="Standard">
      <style:text-properties officeooo:paragraph-rsid="009f2ea0"/>
    </style:style>
    <style:style style:name="P42" style:family="paragraph" style:parent-style-name="Standard">
      <style:text-properties officeooo:paragraph-rsid="009fa3af"/>
    </style:style>
    <style:style style:name="P43" style:family="paragraph" style:parent-style-name="Standard">
      <style:text-properties officeooo:paragraph-rsid="00a44ee2"/>
    </style:style>
    <style:style style:name="P44" style:family="paragraph" style:parent-style-name="Table_20_Contents">
      <style:text-properties officeooo:paragraph-rsid="00a44ee2"/>
    </style:style>
    <style:style style:name="P45" style:family="paragraph" style:parent-style-name="Standard">
      <style:text-properties fo:font-weight="normal" officeooo:rsid="00a51fe4" officeooo:paragraph-rsid="00a51fe4" style:font-weight-asian="normal" style:font-weight-complex="normal"/>
    </style:style>
    <style:style style:name="P46" style:family="paragraph" style:parent-style-name="Standard">
      <style:text-properties officeooo:paragraph-rsid="00a7c5e1"/>
    </style:style>
    <style:style style:name="P47" style:family="paragraph" style:parent-style-name="Standard">
      <style:text-properties officeooo:paragraph-rsid="00a51fe4"/>
    </style:style>
    <style:style style:name="P48" style:family="paragraph" style:parent-style-name="Table_20_Contents">
      <style:text-properties officeooo:paragraph-rsid="00a51fe4"/>
    </style:style>
    <style:style style:name="P49" style:family="paragraph" style:parent-style-name="Table_20_Contents">
      <style:text-properties officeooo:rsid="00a44ee2" officeooo:paragraph-rsid="00a44ee2"/>
    </style:style>
    <style:style style:name="P50" style:family="paragraph" style:parent-style-name="Table_20_Contents">
      <style:text-properties style:text-underline-style="solid" style:text-underline-width="auto" style:text-underline-color="font-color" officeooo:rsid="00a44ee2" officeooo:paragraph-rsid="00a44ee2"/>
    </style:style>
    <style:style style:name="P51" style:family="paragraph" style:parent-style-name="Table_20_Contents">
      <style:paragraph-properties fo:text-align="center" style:justify-single-word="false"/>
      <style:text-properties officeooo:rsid="009f5952" officeooo:paragraph-rsid="009f5952"/>
    </style:style>
    <style:style style:name="P52" style:family="paragraph" style:parent-style-name="Table_20_Contents">
      <style:text-properties officeooo:rsid="009f5952" officeooo:paragraph-rsid="009f5952"/>
    </style:style>
    <style:style style:name="P53" style:family="paragraph" style:parent-style-name="tfCours">
      <style:text-properties officeooo:paragraph-rsid="009a254b"/>
    </style:style>
    <style:style style:name="P54" style:family="paragraph" style:parent-style-name="Standard">
      <style:text-properties style:font-name="Times New Roman1" fo:font-size="18pt" fo:font-weight="bold" officeooo:rsid="00b4c763" officeooo:paragraph-rsid="00b4c763" style:font-size-asian="18pt" style:font-weight-asian="bold" style:font-size-complex="18pt" style:font-weight-complex="bold"/>
    </style:style>
    <style:style style:name="P55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907525" officeooo:paragraph-rsid="00907525" style:font-size-asian="20pt" style:font-weight-asian="bold" style:font-size-complex="20pt" style:font-weight-complex="bold"/>
    </style:style>
    <style:style style:name="P56" style:family="paragraph" style:parent-style-name="Standard" style:list-style-name="tfPuce">
      <style:text-properties fo:font-size="18pt" officeooo:rsid="009a254b" officeooo:paragraph-rsid="009a254b"/>
    </style:style>
    <style:style style:name="P57" style:family="paragraph" style:parent-style-name="Standard">
      <style:text-properties officeooo:paragraph-rsid="009a254b"/>
    </style:style>
    <style:style style:name="P58" style:family="paragraph" style:parent-style-name="tfTitre_20_1_29_">
      <style:paragraph-properties fo:break-before="page"/>
    </style:style>
    <style:style style:name="P59" style:family="paragraph" style:parent-style-name="tfTitre_20_I_29_">
      <style:paragraph-properties fo:break-before="page"/>
      <style:text-properties officeooo:paragraph-rsid="00907525"/>
    </style:style>
    <style:style style:name="P60" style:family="paragraph" style:parent-style-name="tfTitre_20_I_29_">
      <style:paragraph-properties fo:break-before="page"/>
    </style:style>
    <style:style style:name="P6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indent="0cm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indent="0cm" style:writing-mode="lr-tb"/>
    </style:style>
    <style:style style:name="P6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8pt" fo:font-weight="bold" officeooo:rsid="0092a440" style:font-weight-asian="bold" style:font-weight-complex="bold"/>
    </style:style>
    <style:style style:name="T3" style:family="text">
      <style:text-properties fo:font-size="18pt" fo:font-weight="bold" officeooo:rsid="00974fdb" style:font-weight-asian="bold" style:font-weight-complex="bold"/>
    </style:style>
    <style:style style:name="T4" style:family="text">
      <style:text-properties fo:font-size="18pt" fo:font-weight="bold" officeooo:rsid="00a3a23e" style:font-weight-asian="bold" style:font-weight-complex="bold"/>
    </style:style>
    <style:style style:name="T5" style:family="text">
      <style:text-properties fo:font-size="18pt" fo:font-weight="bold" officeooo:rsid="00b4df46" style:font-weight-asian="bold" style:font-weight-complex="bold"/>
    </style:style>
    <style:style style:name="T6" style:family="text">
      <style:text-properties fo:font-size="18pt" fo:font-weight="bold" officeooo:rsid="009393ca" fo:background-color="transparent" loext:char-shading-value="0" style:font-weight-asian="bold" style:font-weight-complex="bold"/>
    </style:style>
    <style:style style:name="T7" style:family="text">
      <style:text-properties fo:font-size="18pt" officeooo:rsid="0092a440"/>
    </style:style>
    <style:style style:name="T8" style:family="text">
      <style:text-properties fo:font-size="18pt" officeooo:rsid="0092eabe" fo:background-color="transparent" loext:char-shading-value="0"/>
    </style:style>
    <style:style style:name="T9" style:family="text">
      <style:text-properties fo:font-size="18pt" officeooo:rsid="009393ca" fo:background-color="transparent" loext:char-shading-value="0"/>
    </style:style>
    <style:style style:name="T10" style:family="text">
      <style:text-properties fo:font-size="18pt" officeooo:rsid="009a254b" fo:background-color="transparent" loext:char-shading-value="0"/>
    </style:style>
    <style:style style:name="T11" style:family="text">
      <style:text-properties fo:font-size="18pt" officeooo:rsid="00b0d27d" fo:background-color="transparent" loext:char-shading-value="0"/>
    </style:style>
    <style:style style:name="T12" style:family="text">
      <style:text-properties fo:font-size="18pt" officeooo:rsid="00b580fc" fo:background-color="transparent" loext:char-shading-value="0"/>
    </style:style>
    <style:style style:name="T13" style:family="text">
      <style:text-properties fo:font-size="18pt" officeooo:rsid="009393ca"/>
    </style:style>
    <style:style style:name="T14" style:family="text">
      <style:text-properties fo:font-size="18pt" officeooo:rsid="00974fdb"/>
    </style:style>
    <style:style style:name="T15" style:family="text">
      <style:text-properties fo:font-size="18pt" officeooo:rsid="009a254b"/>
    </style:style>
    <style:style style:name="T16" style:family="text">
      <style:text-properties fo:font-size="18pt" officeooo:rsid="009f5952"/>
    </style:style>
    <style:style style:name="T17" style:family="text">
      <style:text-properties fo:font-size="18pt" officeooo:rsid="00a17bd2"/>
    </style:style>
    <style:style style:name="T18" style:family="text">
      <style:text-properties fo:font-size="18pt" officeooo:rsid="009c7a8f"/>
    </style:style>
    <style:style style:name="T19" style:family="text">
      <style:text-properties fo:font-size="18pt" fo:font-weight="normal" officeooo:rsid="00a3a23e" style:font-weight-asian="normal" style:font-weight-complex="normal"/>
    </style:style>
    <style:style style:name="T20" style:family="text">
      <style:text-properties fo:font-size="18pt" fo:font-weight="normal" officeooo:rsid="00a44ee2" style:font-weight-asian="normal" style:font-weight-complex="normal"/>
    </style:style>
    <style:style style:name="T21" style:family="text">
      <style:text-properties fo:font-size="18pt" fo:font-weight="normal" officeooo:rsid="00a51fe4" style:font-weight-asian="normal" style:font-weight-complex="normal"/>
    </style:style>
    <style:style style:name="T22" style:family="text">
      <style:text-properties fo:font-size="18pt" officeooo:rsid="00a3a23e"/>
    </style:style>
    <style:style style:name="T23" style:family="text">
      <style:text-properties fo:font-size="18pt" officeooo:rsid="00a7c5e1"/>
    </style:style>
    <style:style style:name="T24" style:family="text">
      <style:text-properties fo:font-size="18pt" style:text-underline-style="solid" style:text-underline-width="auto" style:text-underline-color="font-color" officeooo:rsid="00a7c5e1"/>
    </style:style>
    <style:style style:name="T25" style:family="text">
      <style:text-properties fo:font-size="18pt" style:text-underline-style="solid" style:text-underline-width="auto" style:text-underline-color="font-color" officeooo:rsid="00aaac3d"/>
    </style:style>
    <style:style style:name="T26" style:family="text">
      <style:text-properties fo:font-size="18pt" officeooo:rsid="00b0d27d"/>
    </style:style>
    <style:style style:name="T27" style:family="text">
      <style:text-properties officeooo:rsid="00742417"/>
    </style:style>
    <style:style style:name="T28" style:family="text">
      <style:text-properties fo:text-transform="uppercase" style:font-name="Arial1" fo:font-size="22pt" fo:font-style="italic" fo:font-weight="bold" officeooo:rsid="00907525" style:font-size-asian="20pt" style:font-weight-asian="bold" style:font-size-complex="20pt" style:font-weight-complex="bold"/>
    </style:style>
    <style:style style:name="T29" style:family="text">
      <style:text-properties fo:text-transform="uppercase" style:font-name="Arial1" fo:font-size="22pt" fo:font-style="italic" fo:font-weight="bold" officeooo:rsid="00913ca7" style:font-size-asian="20pt" style:font-weight-asian="bold" style:font-size-complex="20pt" style:font-weight-complex="bold"/>
    </style:style>
    <style:style style:name="T30" style:family="text">
      <style:text-properties fo:text-transform="uppercase" style:font-name="Arial1" fo:font-size="22pt" fo:font-style="italic" fo:font-weight="bold" officeooo:rsid="00938d95" style:font-size-asian="20pt" style:font-weight-asian="bold" style:font-size-complex="20pt" style:font-weight-complex="bold"/>
    </style:style>
    <style:style style:name="T31" style:family="text">
      <style:text-properties officeooo:rsid="0061e3c5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92a440" style:font-weight-asian="bold" style:font-weight-complex="bold"/>
    </style:style>
    <style:style style:name="T34" style:family="text">
      <style:text-properties fo:font-weight="bold" officeooo:rsid="0061e3c5" style:font-weight-asian="bold" style:font-weight-complex="bold"/>
    </style:style>
    <style:style style:name="T35" style:family="text">
      <style:text-properties fo:font-weight="bold" officeooo:rsid="009393ca" style:font-weight-asian="bold" style:font-weight-complex="bold"/>
    </style:style>
    <style:style style:name="T36" style:family="text">
      <style:text-properties fo:font-weight="bold" officeooo:rsid="00974fdb" style:font-weight-asian="bold" style:font-weight-complex="bold"/>
    </style:style>
    <style:style style:name="T37" style:family="text">
      <style:text-properties style:font-name="Times New Roman" officeooo:rsid="006855d6" style:font-name-asian="Times New Roman" style:font-name-complex="Times New Roman"/>
    </style:style>
    <style:style style:name="T38" style:family="text">
      <style:text-properties officeooo:rsid="00913ca7"/>
    </style:style>
    <style:style style:name="T39" style:family="text">
      <style:text-properties fo:color="#c9211e" loext:opacity="100%" style:font-name="OpenSymbol" fo:font-weight="bold" officeooo:rsid="00913ca7" style:font-name-asian="OpenSymbol" style:font-weight-asian="bold" style:font-name-complex="OpenSymbol" style:font-weight-complex="bold"/>
    </style:style>
    <style:style style:name="T40" style:family="text">
      <style:text-properties officeooo:rsid="00938d95"/>
    </style:style>
    <style:style style:name="T41" style:family="text">
      <style:text-properties officeooo:rsid="009393ca"/>
    </style:style>
    <style:style style:name="T42" style:family="text">
      <style:text-properties officeooo:rsid="00974fdb"/>
    </style:style>
    <style:style style:name="T43" style:family="text">
      <style:text-properties officeooo:rsid="009a254b"/>
    </style:style>
    <style:style style:name="T44" style:family="text">
      <style:text-properties officeooo:rsid="009f5952"/>
    </style:style>
    <style:style style:name="T45" style:family="text">
      <style:text-properties style:text-position="sub 58%"/>
    </style:style>
    <style:style style:name="T46" style:family="text">
      <style:text-properties style:text-position="sub 58%" officeooo:rsid="009f5952"/>
    </style:style>
    <style:style style:name="T47" style:family="text">
      <style:text-properties style:text-position="sub 58%" fo:font-size="18pt" officeooo:rsid="009fa3af"/>
    </style:style>
    <style:style style:name="T48" style:family="text">
      <style:text-properties style:text-position="sub 58%" fo:font-size="18pt" officeooo:rsid="00aea389"/>
    </style:style>
    <style:style style:name="T49" style:family="text">
      <style:text-properties officeooo:rsid="00a44ee2"/>
    </style:style>
    <style:style style:name="T50" style:family="text">
      <style:text-properties style:font-name="OpenSymbol" officeooo:rsid="00232b70" style:font-name-asian="OpenSymbol" style:font-name-complex="OpenSymbol"/>
    </style:style>
    <style:style style:name="T51" style:family="text">
      <style:text-properties officeooo:rsid="00a51fe4"/>
    </style:style>
    <style:style style:name="T52" style:family="text">
      <style:text-properties officeooo:rsid="00a9712d"/>
    </style:style>
    <style:style style:name="T53" style:family="text">
      <style:text-properties officeooo:rsid="00b0d27d"/>
    </style:style>
    <style:style style:name="T54" style:family="text">
      <style:text-properties officeooo:rsid="00b4c763"/>
    </style:style>
    <style:style style:name="T55" style:family="text">
      <style:text-properties officeooo:rsid="00b4df46"/>
    </style:style>
    <style:style style:name="T56" style:family="text">
      <style:text-properties officeooo:rsid="00b580fc"/>
    </style:style>
    <style:style style:name="T57" style:family="text">
      <style:text-properties officeooo:rsid="00b62ce5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-15% 60%" style:font-name="Times New Roman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18cm" fo:min-width="0.46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71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7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138cm" fo:min-width="0cm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faf46" draw:textarea-horizontal-align="justify" draw:textarea-vertical-align="middle" draw:auto-grow-height="false" fo:min-height="0.455cm" fo:min-width="5.65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3cm" svg:stroke-color="#158466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16cm" svg:stroke-color="#158466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007cm" fo:padding-bottom="0.007cm" fo:padding-left="0.007cm" fo:padding-right="0.007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auto-grow-width="true" fo:min-height="0.732cm" fo:min-width="0.74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auto-grow-width="true" fo:min-height="0.732cm" fo:min-width="0.46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.06cm" svg:stroke-color="#ff0000" draw:marker-start="" draw:marker-start-width="0.289cm" draw:marker-start-center="false" draw:marker-end="" draw:marker-end-width="0.289cm" draw:marker-end-center="false" draw:fill="solid" draw:fill-color="#729fcf" draw:textarea-horizontal-align="justify" draw:textarea-vertical-align="middle" fo:padding-top="0.155cm" fo:padding-bottom="0.155cm" fo:padding-left="0.28cm" fo:padding-right="0.28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3" svg:stroke-width="0.041cm" svg:stroke-color="#000000" draw:marker-start="" draw:marker-start-width="0.259cm" draw:marker-start-center="false" draw:marker-end="" draw:marker-end-width="0.259cm" draw:marker-end-center="false" draw:stroke-linejoin="none" svg:stroke-linecap="butt" draw:fill="none" draw:fill-color="#000000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3" svg:stroke-width="0.041cm" svg:stroke-color="#000000" draw:marker-start="" draw:marker-start-width="0.259cm" draw:marker-start-center="false" draw:marker-end="" draw:marker-end-width="0.259cm" draw:marker-end-center="false" draw:stroke-linejoin="round" svg:stroke-linecap="round" draw:fill="none" draw:fill-color="#000000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3" svg:stroke-width="0.041cm" svg:stroke-color="#000000" draw:marker-start="" draw:marker-start-width="0.259cm" draw:marker-start-center="false" draw:marker-end="" draw:marker-end-width="0.259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36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39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0.778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601cm" fo:min-width="0.80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601cm" fo:min-width="0.808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draw:stroke-dash="Dashed_20__28_var_29__20_3" svg:stroke-width="0.041cm" svg:stroke-color="#000000" draw:marker-start="" draw:marker-start-width="0.259cm" draw:marker-start-center="false" draw:marker-end="" draw:marker-end-width="0.259cm" draw:marker-end-center="false" draw:stroke-linejoin="none" svg:stroke-linecap="round" draw:fill="none" draw:fill-color="#000000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601cm" fo:min-width="0.80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draw:stroke-dash="Dashed_20__28_var_29__20_3" svg:stroke-width="0.041cm" svg:stroke-color="#000000" draw:marker-start="" draw:marker-start-width="0.22cm" draw:marker-start-center="false" draw:marker-end="" draw:marker-end-width="0.22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605cm" fo:min-width="0.808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603cm" fo:min-width="0.80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faf46" draw:textarea-horizontal-align="justify" draw:textarea-vertical-align="middle" draw:auto-grow-height="false" fo:min-height="0.455cm" fo:min-width="5.6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41cm" svg:stroke-color="#3465a4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draw:auto-grow-height="false" fo:min-height="1.222cm" fo:min-width="0.697cm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41cm" svg:stroke-color="#3465a4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draw:auto-grow-height="false" fo:min-height="1.222cm" fo:min-width="0.699cm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auto-grow-width="true" fo:min-height="0.93cm" fo:min-width="0.99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auto-grow-width="true" fo:min-height="0.93cm" fo:min-width="1.251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.041cm" svg:stroke-color="#3465a4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draw:auto-grow-height="false" fo:min-height="1.52cm" fo:min-width="0.942cm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34" style:family="graphic">
      <style:graphic-properties svg:stroke-width="0.03cm" draw:marker-start-width="0.39cm" draw:marker-end="Arrow" draw:marker-end-width="0.19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.03cm" svg:stroke-color="#ff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092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auto-grow-width="true" fo:min-height="0.928cm" fo:min-width="0.99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auto-grow-width="true" fo:min-height="0.928cm" fo:min-width="1.251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T27">D</text:span>roites parallèles<text:line-break/><text:span text:style-name="T37">−</text:span> droites perpendiculaires</text:p>
      <text:p text:style-name="Standard"/>
      <text:p text:style-name="Standard"/>
      <text:list xml:id="list2101730715" text:style-name="tfNum_20_I_29_">
        <text:list-item>
          <text:p text:style-name="tfTitre_20_I_29_">Droites sécantes</text:p>
        </text:list-item>
      </text:list>
      <text:p text:style-name="P54">Définition :</text:p>
      <text:p text:style-name="tfCours">Deux droites <text:span text:style-name="T32">sécantes</text:span> sont deux droites qui se coupent <text:span text:style-name="T32">en un seul point</text:span> <text:span text:style-name="T54">appelé point d’intersection.</text:span></text:p>
      <text:p text:style-name="P18"/>
      <text:p text:style-name="P13"><text:span text:style-name="T32">Ex :</text:span> Les droites <text:span text:style-name="T38">(</text:span>d<text:span text:style-name="T38">)</text:span> et <text:span text:style-name="T38">(</text:span>d’<text:span text:style-name="T38">)</text:span> sont <text:span text:style-name="T54">sécantes en A</text:span>.</text:p>
      <text:p text:style-name="P11"><draw:g text:anchor-type="as-char" draw:z-index="11" draw:name="Objet de groupe 1" draw:style-name="gr1"><draw:line draw:style-name="gr2" draw:text-style-name="P61" svg:x1="0.549cm" svg:y1="3.874cm" svg:x2="7.049cm" svg:y2="0.624cm"><text:p/></draw:line><draw:line draw:style-name="gr2" draw:text-style-name="P61" svg:x1="1.049cm" svg:y1="0.624cm" svg:x2="7.799cm" svg:y2="3.124cm"><text:p/></draw:line><draw:frame draw:style-name="gr3" draw:text-style-name="P63" svg:width="0.562cm" svg:height="0.793cm" svg:x="4.143cm" svg:y="1.122cm"><draw:text-box><text:p text:style-name="P62"><text:span text:style-name="T58">A</text:span></text:p></draw:text-box></draw:frame><draw:frame draw:style-name="gr4" draw:text-style-name="P64" svg:width="1.251cm" svg:height="0.983cm" svg:x="0cm" svg:y="0cm"><draw:text-box><text:p text:style-name="P62"><text:span text:style-name="T58">(d)</text:span></text:p></draw:text-box></draw:frame><draw:frame draw:style-name="gr5" draw:text-style-name="P64" svg:width="1.5cm" svg:height="1.001cm" svg:x="0.799cm" svg:y="3.373cm"><draw:text-box><text:p text:style-name="P62"><text:span text:style-name="T58">(d’)</text:span></text:p></draw:text-box></draw:frame></draw:g></text:p>
      <text:list xml:id="list171103767147240" text:continue-numbering="true" text:style-name="tfNum_20_I_29_">
        <text:list-item>
          <text:p text:style-name="P59"><text:span text:style-name="T28">Droites p</text:span><text:span text:style-name="T29">erpendiculair</text:span><text:span text:style-name="T28">es</text:span></text:p>
        </text:list-item>
      </text:list>
      <text:list xml:id="list92725614" text:style-name="tfNum_20_1_29_">
        <text:list-item>
          <text:p text:style-name="tfTitre_20_1_29_">Définition :</text:p>
        </text:list-item>
      </text:list>
      <text:p text:style-name="tfCours">Deux droites <text:span text:style-name="T55">sont</text:span> <text:span text:style-name="T32">perpendiculaires</text:span> <text:span text:style-name="T55">lorsqu’elles sont sécantes e</text:span><text:span text:style-name="T57">n</text:span> form<text:span text:style-name="T57">a</text:span>nt <text:span text:style-name="T11">un</text:span> angle droit.</text:p>
      <text:p text:style-name="P8"/>
      <text:p text:style-name="P12"><text:span text:style-name="T32">Ex :</text:span> Les droites <text:span text:style-name="T38">(</text:span>d<text:span text:style-name="T38">)</text:span> et <text:span text:style-name="T38">(</text:span>d’<text:span text:style-name="T38">)</text:span> sont perpendiculaires.</text:p>
      <text:p text:style-name="P9"><draw:line text:anchor-type="paragraph" draw:z-index="1" draw:name="Forme7" draw:style-name="gr34" draw:text-style-name="P71" svg:x1="3.785cm" svg:y1="5.285cm" svg:x2="8.733cm" svg:y2="3.089cm"><text:p/></draw:line><draw:g text:anchor-type="as-char" svg:y="-1.54cm" draw:z-index="0" draw:name="Forme2" draw:style-name="gr35"><draw:custom-shape draw:style-name="gr36" draw:text-style-name="P61" svg:width="0.373cm" svg:height="0.371cm" draw:transform="rotate (-0.379260046458368) translate (5.03061111111111cm 2.51719444444444cm)"><text:p/><draw:enhanced-geometry svg:viewBox="0 0 21600 21600" draw:mirror-horizontal="false" draw:mirror-vertical="false" draw:type="rectangle" draw:enhanced-path="M 0 0 L 21600 0 21600 21600 0 21600 0 0 Z N"/></draw:custom-shape><draw:line draw:style-name="gr11" draw:text-style-name="P66" svg:x1="0.122cm" svg:y1="0.465cm" svg:x2="10.85cm" svg:y2="4.93cm"><text:p/></draw:line><draw:line draw:style-name="gr11" draw:text-style-name="P66" svg:x1="6.037cm" svg:y1="0.001cm" svg:x2="4.53cm" svg:y2="3.77cm"><text:p/></draw:line><draw:frame draw:style-name="gr37" draw:text-style-name="P64" svg:width="1.096cm" svg:height="0.989cm" svg:x="0cm" svg:y="0.855cm"><draw:text-box><text:p text:style-name="P62"><text:span text:style-name="T59">(d)</text:span></text:p></draw:text-box></draw:frame><draw:frame draw:style-name="gr38" draw:text-style-name="P64" svg:width="1.35cm" svg:height="0.989cm" svg:x="5.976cm" svg:y="0.088cm"><draw:text-box><text:p text:style-name="P62"><text:span text:style-name="T59">(d’)</text:span></text:p></draw:text-box></draw:frame></draw:g></text:p>
      <text:p text:style-name="P16">On code</text:p>
      <text:p text:style-name="P15"/>
      <text:p text:style-name="P15">On note : <text:span text:style-name="T38">(</text:span>d<text:span text:style-name="T38">)</text:span> <text:span text:style-name="T39"></text:span> <text:span text:style-name="T38">(</text:span>d’<text:span text:style-name="T38">).</text:span></text:p>
      <text:p text:style-name="P8"/>
      <text:p text:style-name="P19"><text:span text:style-name="T2">C</text:span><text:span text:style-name="T33">onstruction avec l’équerre</text:span><text:span text:style-name="T34"> :</text:span></text:p>
      <text:p text:style-name="P29">Soit une droite (d) et un point A.</text:p>
      <text:p text:style-name="P22">Par <text:span text:style-name="T7">A</text:span>, il ne passe qu’une seule droite perpendiculaire à <text:span text:style-name="T7">(d)</text:span>.</text:p>
      <text:p text:style-name="P8"/>
      <text:p text:style-name="P21"><draw:g text:anchor-type="as-char" draw:z-index="2" draw:name="Forme8" draw:style-name="gr1"><draw:custom-shape draw:style-name="gr33" draw:text-style-name="P66" svg:width="2.962cm" svg:height="5.582cm" draw:transform="rotate (-0.265813645078737) translate (4.42559722222222cm -0.000111111111110858cm)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line draw:style-name="gr11" draw:text-style-name="P66" svg:x1="-0.001cm" svg:y1="7.395cm" svg:x2="9.495cm" svg:y2="4.822cm"><text:p/></draw:line><draw:line draw:style-name="gr11" draw:text-style-name="P66" svg:x1="6.051cm" svg:y1="0.98cm" svg:x2="6.243cm" svg:y2="1.197cm"><text:p/></draw:line><draw:line draw:style-name="gr11" draw:text-style-name="P66" svg:x1="6.269cm" svg:y1="0.98cm" svg:x2="6.051cm" svg:y2="1.197cm"><text:p/></draw:line><draw:frame draw:style-name="gr12" draw:text-style-name="P64" svg:width="0.844cm" svg:height="0.793cm" svg:x="0.078cm" svg:y="6.325cm"><draw:text-box><text:p text:style-name="P62"><text:span text:style-name="T59">(d)</text:span></text:p></draw:text-box></draw:frame><draw:frame draw:style-name="gr13" draw:text-style-name="P64" svg:width="0.562cm" svg:height="0.793cm" svg:x="6.332cm" svg:y="0.242cm"><draw:text-box><text:p text:style-name="P62"><text:span text:style-name="T59">A</text:span></text:p></draw:text-box></draw:frame></draw:g></text:p>
      <text:list xml:id="list171103424972420" text:continue-numbering="true" text:style-name="tfNum_20_1_29_">
        <text:list-item>
          <text:p text:style-name="P58">Distance d’un point à une droite</text:p>
        </text:list-item>
      </text:list>
      <text:p text:style-name="P32"><text:span text:style-name="T53">Pour déterminer la distance d’un point à une droite, on trace la perpendiculaire à </text:span><text:span text:style-name="T26">cette</text:span><text:span text:style-name="T53"> droite passant par ce point, puis on mesure la distance entre ce point et l’intersection des deux droites :</text:span></text:p>
      <text:p text:style-name="P32"/>
      <text:p text:style-name="P7"><draw:g text:anchor-type="as-char" draw:z-index="10" draw:name="Forme5" draw:style-name="gr1"><draw:custom-shape draw:style-name="gr6" draw:text-style-name="P61" svg:width="0.454cm" svg:height="0.428cm" draw:transform="skewX (-0.00418879020478639) rotate (0.259879525621956) translate (4.94770833333333cm 5.34204166666667cm)"><text:p/><draw:enhanced-geometry svg:viewBox="0 0 21600 21600" draw:type="rectangle" draw:enhanced-path="M 0 0 L 21600 0 21600 21600 0 21600 0 0 Z N"/></draw:custom-shape><draw:g draw:style-name="gr7"><draw:custom-shape draw:style-name="gr8" draw:text-style-name="P65" svg:width="6.155cm" svg:height="0.706cm" draw:transform="skewX (0.00244346095279205) rotate (1.83783170235003) translate (5.62327777777778cm 6.12091666666667cm)"><text:p/><draw:enhanced-geometry svg:viewBox="0 0 21600 21600" draw:mirror-horizontal="false" draw:mirror-vertical="false" draw:type="rectangle" draw:enhanced-path="M 0 0 L 21600 0 21600 21600 0 21600 0 0 Z N"/></draw:custom-shape><draw:g draw:style-name="gr7"><draw:line draw:style-name="gr9" draw:text-style-name="P66" svg:x1="5.623cm" svg:y1="6.12cm" svg:x2="5.784cm" svg:y2="6.076cm"><text:p/></draw:line><draw:line draw:style-name="gr10" draw:text-style-name="P66" svg:x1="5.58cm" svg:y1="5.964cm" svg:x2="5.741cm" svg:y2="5.92cm"><text:p/></draw:line><draw:line draw:style-name="gr9" draw:text-style-name="P66" svg:x1="5.537cm" svg:y1="5.807cm" svg:x2="5.698cm" svg:y2="5.763cm"><text:p/></draw:line><draw:line draw:style-name="gr10" draw:text-style-name="P66" svg:x1="5.494cm" svg:y1="5.65cm" svg:x2="5.655cm" svg:y2="5.606cm"><text:p/></draw:line><draw:line draw:style-name="gr9" draw:text-style-name="P66" svg:x1="5.452cm" svg:y1="5.493cm" svg:x2="5.613cm" svg:y2="5.449cm"><text:p/></draw:line><draw:line draw:style-name="gr10" draw:text-style-name="P66" svg:x1="5.409cm" svg:y1="5.336cm" svg:x2="5.57cm" svg:y2="5.292cm"><text:p/></draw:line><draw:line draw:style-name="gr9" draw:text-style-name="P66" svg:x1="5.366cm" svg:y1="5.183cm" svg:x2="5.527cm" svg:y2="5.139cm"><text:p/></draw:line><draw:line draw:style-name="gr10" draw:text-style-name="P66" svg:x1="5.324cm" svg:y1="5.027cm" svg:x2="5.485cm" svg:y2="4.983cm"><text:p/></draw:line><draw:line draw:style-name="gr9" draw:text-style-name="P66" svg:x1="5.281cm" svg:y1="4.871cm" svg:x2="5.442cm" svg:y2="4.827cm"><text:p/></draw:line><draw:line draw:style-name="gr10" draw:text-style-name="P66" svg:x1="5.238cm" svg:y1="4.715cm" svg:x2="5.399cm" svg:y2="4.671cm"><text:p/></draw:line><draw:line draw:style-name="gr9" draw:text-style-name="P66" svg:x1="5.195cm" svg:y1="4.558cm" svg:x2="5.356cm" svg:y2="4.514cm"><text:p/></draw:line><draw:line draw:style-name="gr10" draw:text-style-name="P66" svg:x1="5.153cm" svg:y1="4.402cm" svg:x2="5.314cm" svg:y2="4.358cm"><text:p/></draw:line><draw:line draw:style-name="gr9" draw:text-style-name="P66" svg:x1="5.11cm" svg:y1="4.246cm" svg:x2="5.271cm" svg:y2="4.202cm"><text:p/></draw:line><draw:line draw:style-name="gr10" draw:text-style-name="P66" svg:x1="5.067cm" svg:y1="4.089cm" svg:x2="5.228cm" svg:y2="4.045cm"><text:p/></draw:line><draw:line draw:style-name="gr9" draw:text-style-name="P66" svg:x1="5.025cm" svg:y1="3.932cm" svg:x2="5.186cm" svg:y2="3.888cm"><text:p/></draw:line><draw:line draw:style-name="gr10" draw:text-style-name="P66" svg:x1="4.982cm" svg:y1="3.775cm" svg:x2="5.143cm" svg:y2="3.731cm"><text:p/></draw:line><draw:line draw:style-name="gr9" draw:text-style-name="P66" svg:x1="4.939cm" svg:y1="3.622cm" svg:x2="5.1cm" svg:y2="3.578cm"><text:p/></draw:line><draw:line draw:style-name="gr10" draw:text-style-name="P66" svg:x1="4.896cm" svg:y1="3.465cm" svg:x2="5.057cm" svg:y2="3.421cm"><text:p/></draw:line><draw:line draw:style-name="gr9" draw:text-style-name="P66" svg:x1="4.854cm" svg:y1="3.309cm" svg:x2="5.015cm" svg:y2="3.265cm"><text:p/></draw:line><draw:line draw:style-name="gr10" draw:text-style-name="P66" svg:x1="4.811cm" svg:y1="3.153cm" svg:x2="4.972cm" svg:y2="3.109cm"><text:p/></draw:line><draw:line draw:style-name="gr9" draw:text-style-name="P66" svg:x1="4.768cm" svg:y1="2.997cm" svg:x2="4.929cm" svg:y2="2.953cm"><text:p/></draw:line><draw:line draw:style-name="gr10" draw:text-style-name="P66" svg:x1="4.726cm" svg:y1="2.841cm" svg:x2="4.887cm" svg:y2="2.797cm"><text:p/></draw:line><draw:line draw:style-name="gr9" draw:text-style-name="P66" svg:x1="4.683cm" svg:y1="2.685cm" svg:x2="4.844cm" svg:y2="2.641cm"><text:p/></draw:line><draw:line draw:style-name="gr10" draw:text-style-name="P66" svg:x1="4.64cm" svg:y1="2.528cm" svg:x2="4.801cm" svg:y2="2.484cm"><text:p/></draw:line><draw:line draw:style-name="gr9" draw:text-style-name="P66" svg:x1="4.597cm" svg:y1="2.371cm" svg:x2="4.758cm" svg:y2="2.327cm"><text:p/></draw:line><draw:line draw:style-name="gr10" draw:text-style-name="P66" svg:x1="4.555cm" svg:y1="2.214cm" svg:x2="4.716cm" svg:y2="2.17cm"><text:p/></draw:line><draw:line draw:style-name="gr9" draw:text-style-name="P66" svg:x1="4.512cm" svg:y1="2.057cm" svg:x2="4.673cm" svg:y2="2.013cm"><text:p/></draw:line><draw:line draw:style-name="gr10" draw:text-style-name="P66" svg:x1="4.469cm" svg:y1="1.904cm" svg:x2="4.63cm" svg:y2="1.86cm"><text:p/></draw:line><draw:line draw:style-name="gr9" draw:text-style-name="P66" svg:x1="4.427cm" svg:y1="1.748cm" svg:x2="4.588cm" svg:y2="1.704cm"><text:p/></draw:line><draw:line draw:style-name="gr10" draw:text-style-name="P66" svg:x1="4.384cm" svg:y1="1.592cm" svg:x2="4.545cm" svg:y2="1.548cm"><text:p/></draw:line><draw:line draw:style-name="gr9" draw:text-style-name="P66" svg:x1="4.341cm" svg:y1="1.436cm" svg:x2="4.502cm" svg:y2="1.392cm"><text:p/></draw:line><draw:line draw:style-name="gr10" draw:text-style-name="P66" svg:x1="4.298cm" svg:y1="1.279cm" svg:x2="4.459cm" svg:y2="1.235cm"><text:p/></draw:line><draw:line draw:style-name="gr9" draw:text-style-name="P66" svg:x1="4.256cm" svg:y1="1.123cm" svg:x2="4.417cm" svg:y2="1.079cm"><text:p/></draw:line><draw:line draw:style-name="gr10" draw:text-style-name="P66" svg:x1="4.213cm" svg:y1="0.969cm" svg:x2="4.374cm" svg:y2="0.925cm"><text:p/></draw:line><draw:line draw:style-name="gr9" draw:text-style-name="P66" svg:x1="4.17cm" svg:y1="0.81cm" svg:x2="4.331cm" svg:y2="0.766cm"><text:p/></draw:line><draw:line draw:style-name="gr10" draw:text-style-name="P66" svg:x1="4.128cm" svg:y1="0.653cm" svg:x2="4.289cm" svg:y2="0.609cm"><text:p/></draw:line><draw:line draw:style-name="gr9" draw:text-style-name="P66" svg:x1="4.085cm" svg:y1="0.496cm" svg:x2="4.246cm" svg:y2="0.452cm"><text:p/></draw:line><draw:line draw:style-name="gr10" draw:text-style-name="P66" svg:x1="4.042cm" svg:y1="0.343cm" svg:x2="4.203cm" svg:y2="0.299cm"><text:p/></draw:line><draw:line draw:style-name="gr9" draw:text-style-name="P66" svg:x1="3.999cm" svg:y1="0.186cm" svg:x2="4.16cm" svg:y2="0.142cm"><text:p/></draw:line><draw:line draw:style-name="gr9" draw:text-style-name="P66" svg:x1="5.783cm" svg:y1="6.075cm" svg:x2="4.16cm" svg:y2="0.142cm"><text:p/></draw:line></draw:g></draw:g><draw:line draw:style-name="gr11" draw:text-style-name="P66" svg:x1="0.24cm" svg:y1="7.054cm" svg:x2="7.281cm" svg:y2="5.146cm"><text:p/></draw:line><draw:frame draw:style-name="gr12" draw:text-style-name="P64" svg:width="0.844cm" svg:height="0.793cm" svg:x="0cm" svg:y="6.202cm"><draw:text-box><text:p text:style-name="P67"><text:span text:style-name="T59">(d)</text:span></text:p></draw:text-box></draw:frame><draw:frame draw:style-name="gr13" draw:text-style-name="P64" svg:width="0.562cm" svg:height="0.793cm" svg:x="5.025cm" svg:y="2.91cm"><draw:text-box><text:p text:style-name="P67"><text:span text:style-name="T59">A</text:span></text:p></draw:text-box></draw:frame><draw:line draw:style-name="gr14" draw:text-style-name="P66" svg:x1="4.936cm" svg:y1="3.634cm" svg:x2="5.48cm" svg:y2="5.627cm"><text:p/></draw:line><draw:line draw:style-name="gr11" draw:text-style-name="P66" svg:x1="4.836cm" svg:y1="3.527cm" svg:x2="4.996cm" svg:y2="3.708cm"><text:p/></draw:line><draw:line draw:style-name="gr11" draw:text-style-name="P66" svg:x1="5.018cm" svg:y1="3.527cm" svg:x2="4.836cm" svg:y2="3.708cm"><text:p/></draw:line></draw:g></text:p>
      <text:list xml:id="list171103564067686" text:continue-list="list171103767147240" text:style-name="tfNum_20_I_29_">
        <text:list-item>
          <text:p text:style-name="P60"><text:span text:style-name="T30">D</text:span>roites <text:span text:style-name="T40">parallèles</text:span></text:p>
        </text:list-item>
      </text:list>
      <text:p text:style-name="P23"><text:span text:style-name="T34">Définition </text:span><text:span text:style-name="T5">1</text:span><text:span text:style-name="T35"> </text:span><text:span text:style-name="T34">:</text:span></text:p>
      <text:p text:style-name="P24">Deux droites sont <text:span text:style-name="T6">parallèles</text:span> <text:span text:style-name="T8">lorsqu’elle</text:span><text:span text:style-name="T9">s ne sont pas sécantes</text:span>.</text:p>
      <text:p text:style-name="P14"/>
      <text:p text:style-name="P1">Définition <text:span text:style-name="T55">2</text:span><text:span text:style-name="T41"> </text:span>:</text:p>
      <text:p text:style-name="P24">Deux droites sont <text:span text:style-name="T6">parallèles</text:span> <text:span text:style-name="T8">lorsqu’elle</text:span><text:span text:style-name="T9">s</text:span> <text:span text:style-name="T9">ont la même direction</text:span>.</text:p>
      <text:p text:style-name="P14"/>
      <text:p text:style-name="P25"><text:span text:style-name="T34">Ex :</text:span><text:span text:style-name="T31"> Les droites </text:span><text:span text:style-name="T38">(</text:span><text:span text:style-name="T31">d</text:span><text:span text:style-name="T38">)</text:span><text:span text:style-name="T31"> et </text:span><text:span text:style-name="T38">(</text:span><text:span text:style-name="T31">d’</text:span><text:span text:style-name="T38">)</text:span><text:span text:style-name="T31"> sont p</text:span><text:span text:style-name="T13">arallèles</text:span><text:span text:style-name="T31">.</text:span></text:p>
      <text:p text:style-name="P10"><draw:g text:anchor-type="as-char" draw:z-index="3" draw:name="Forme9" draw:style-name="gr1"><draw:line draw:style-name="gr11" draw:text-style-name="P66" svg:x1="0.122cm" svg:y1="1.599cm" svg:x2="10.463cm" svg:y2="5.902cm"><text:p/></draw:line><draw:frame draw:style-name="gr31" draw:text-style-name="P64" svg:width="1.096cm" svg:height="0.99cm" svg:x="0cm" svg:y="1.99cm"><draw:text-box><text:p text:style-name="P67"><text:span text:style-name="T59">(d)</text:span></text:p></draw:text-box></draw:frame><draw:frame draw:style-name="gr32" draw:text-style-name="P64" svg:width="1.35cm" svg:height="0.99cm" svg:x="5.976cm" svg:y="1.222cm"><draw:text-box><text:p text:style-name="P67"><text:span text:style-name="T59">(d’)</text:span></text:p></draw:text-box></draw:frame><draw:line draw:style-name="gr11" draw:text-style-name="P66" svg:x1="1.322cm" svg:y1="0cm" svg:x2="10.39cm" svg:y2="3.774cm"><text:p/></draw:line></draw:g></text:p>
      <text:p text:style-name="P17">On note : <text:span text:style-name="T38">(</text:span>d<text:span text:style-name="T38">)</text:span> <text:span text:style-name="T39">//</text:span> <text:span text:style-name="T38">(</text:span>d’<text:span text:style-name="T38">).</text:span></text:p>
      <text:p text:style-name="P14"/>
      <text:p text:style-name="P14"/>
      <text:p text:style-name="P23"><text:span text:style-name="T2">C</text:span><text:span text:style-name="T33">onstruction avec l’équerre</text:span><text:span text:style-name="T34"> :</text:span></text:p>
      <text:p text:style-name="P30">Soit une droite (d) et un point A.</text:p>
      <text:p text:style-name="P23">Par <text:span text:style-name="T7">A</text:span>, il ne passe qu’une seule droite p<text:span text:style-name="T13">arallèle</text:span> à <text:span text:style-name="T7">(d)</text:span>.</text:p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7">1) Positionner la règle et l’équerre</text:p>
          </table:table-cell>
          <table:table-cell table:style-name="Tableau1.A1" office:value-type="string">
            <text:p text:style-name="P27">2) Fixer la règle et faire glisser l’équerre</text:p>
          </table:table-cell>
        </table:table-row>
        <table:table-row>
          <table:table-cell table:style-name="Tableau1.A1" office:value-type="string">
            <text:p text:style-name="P26"/>
            <text:p text:style-name="P4"><draw:g text:anchor-type="as-char" draw:z-index="4" draw:name="Forme10" draw:style-name="gr1"><draw:g draw:style-name="gr7"><draw:custom-shape draw:style-name="gr28" draw:text-style-name="P65" svg:width="6.153cm" svg:height="0.706cm" draw:transform="skewX (0.00244346095279198) rotate (1.83783170235003) translate (5.62327777777778cm 6.11915277777778cm)"><text:p/><draw:enhanced-geometry svg:viewBox="0 0 21600 21600" draw:mirror-horizontal="false" draw:mirror-vertical="false" draw:type="rectangle" draw:enhanced-path="M 0 0 L 21600 0 21600 21600 0 21600 0 0 Z N"/></draw:custom-shape><draw:g draw:style-name="gr7"><draw:line draw:style-name="gr9" draw:text-style-name="P66" svg:x1="5.623cm" svg:y1="6.119cm" svg:x2="5.784cm" svg:y2="6.075cm"><text:p/></draw:line><draw:line draw:style-name="gr10" draw:text-style-name="P66" svg:x1="5.58cm" svg:y1="5.963cm" svg:x2="5.741cm" svg:y2="5.919cm"><text:p/></draw:line><draw:line draw:style-name="gr9" draw:text-style-name="P66" svg:x1="5.537cm" svg:y1="5.807cm" svg:x2="5.698cm" svg:y2="5.763cm"><text:p/></draw:line><draw:line draw:style-name="gr10" draw:text-style-name="P66" svg:x1="5.494cm" svg:y1="5.65cm" svg:x2="5.655cm" svg:y2="5.606cm"><text:p/></draw:line><draw:line draw:style-name="gr9" draw:text-style-name="P66" svg:x1="5.452cm" svg:y1="5.493cm" svg:x2="5.613cm" svg:y2="5.449cm"><text:p/></draw:line><draw:line draw:style-name="gr10" draw:text-style-name="P66" svg:x1="5.409cm" svg:y1="5.336cm" svg:x2="5.57cm" svg:y2="5.292cm"><text:p/></draw:line><draw:line draw:style-name="gr9" draw:text-style-name="P66" svg:x1="5.366cm" svg:y1="5.182cm" svg:x2="5.527cm" svg:y2="5.138cm"><text:p/></draw:line><draw:line draw:style-name="gr10" draw:text-style-name="P66" svg:x1="5.324cm" svg:y1="5.026cm" svg:x2="5.485cm" svg:y2="4.982cm"><text:p/></draw:line><draw:line draw:style-name="gr9" draw:text-style-name="P66" svg:x1="5.281cm" svg:y1="4.87cm" svg:x2="5.442cm" svg:y2="4.826cm"><text:p/></draw:line><draw:line draw:style-name="gr10" draw:text-style-name="P66" svg:x1="5.238cm" svg:y1="4.714cm" svg:x2="5.399cm" svg:y2="4.67cm"><text:p/></draw:line><draw:line draw:style-name="gr9" draw:text-style-name="P66" svg:x1="5.195cm" svg:y1="4.557cm" svg:x2="5.356cm" svg:y2="4.513cm"><text:p/></draw:line><draw:line draw:style-name="gr10" draw:text-style-name="P66" svg:x1="5.153cm" svg:y1="4.401cm" svg:x2="5.314cm" svg:y2="4.357cm"><text:p/></draw:line><draw:line draw:style-name="gr9" draw:text-style-name="P66" svg:x1="5.11cm" svg:y1="4.245cm" svg:x2="5.271cm" svg:y2="4.201cm"><text:p/></draw:line><draw:line draw:style-name="gr10" draw:text-style-name="P66" svg:x1="5.067cm" svg:y1="4.089cm" svg:x2="5.228cm" svg:y2="4.045cm"><text:p/></draw:line><draw:line draw:style-name="gr9" draw:text-style-name="P66" svg:x1="5.025cm" svg:y1="3.932cm" svg:x2="5.186cm" svg:y2="3.888cm"><text:p/></draw:line><draw:line draw:style-name="gr10" draw:text-style-name="P66" svg:x1="4.982cm" svg:y1="3.775cm" svg:x2="5.143cm" svg:y2="3.731cm"><text:p/></draw:line><draw:line draw:style-name="gr9" draw:text-style-name="P66" svg:x1="4.939cm" svg:y1="3.621cm" svg:x2="5.1cm" svg:y2="3.577cm"><text:p/></draw:line><draw:line draw:style-name="gr10" draw:text-style-name="P66" svg:x1="4.896cm" svg:y1="3.464cm" svg:x2="5.057cm" svg:y2="3.42cm"><text:p/></draw:line><draw:line draw:style-name="gr9" draw:text-style-name="P66" svg:x1="4.854cm" svg:y1="3.308cm" svg:x2="5.015cm" svg:y2="3.264cm"><text:p/></draw:line><draw:line draw:style-name="gr10" draw:text-style-name="P66" svg:x1="4.811cm" svg:y1="3.152cm" svg:x2="4.972cm" svg:y2="3.108cm"><text:p/></draw:line><draw:line draw:style-name="gr9" draw:text-style-name="P66" svg:x1="4.768cm" svg:y1="2.996cm" svg:x2="4.929cm" svg:y2="2.952cm"><text:p/></draw:line><draw:line draw:style-name="gr10" draw:text-style-name="P66" svg:x1="4.726cm" svg:y1="2.84cm" svg:x2="4.887cm" svg:y2="2.796cm"><text:p/></draw:line><draw:line draw:style-name="gr9" draw:text-style-name="P66" svg:x1="4.683cm" svg:y1="2.684cm" svg:x2="4.844cm" svg:y2="2.64cm"><text:p/></draw:line><draw:line draw:style-name="gr10" draw:text-style-name="P66" svg:x1="4.64cm" svg:y1="2.528cm" svg:x2="4.801cm" svg:y2="2.484cm"><text:p/></draw:line><draw:line draw:style-name="gr9" draw:text-style-name="P66" svg:x1="4.597cm" svg:y1="2.371cm" svg:x2="4.758cm" svg:y2="2.327cm"><text:p/></draw:line><draw:line draw:style-name="gr10" draw:text-style-name="P66" svg:x1="4.555cm" svg:y1="2.214cm" svg:x2="4.716cm" svg:y2="2.17cm"><text:p/></draw:line><draw:line draw:style-name="gr9" draw:text-style-name="P66" svg:x1="4.512cm" svg:y1="2.057cm" svg:x2="4.673cm" svg:y2="2.013cm"><text:p/></draw:line><draw:line draw:style-name="gr10" draw:text-style-name="P66" svg:x1="4.469cm" svg:y1="1.903cm" svg:x2="4.63cm" svg:y2="1.859cm"><text:p/></draw:line><draw:line draw:style-name="gr9" draw:text-style-name="P66" svg:x1="4.427cm" svg:y1="1.747cm" svg:x2="4.588cm" svg:y2="1.703cm"><text:p/></draw:line><draw:line draw:style-name="gr10" draw:text-style-name="P66" svg:x1="4.384cm" svg:y1="1.591cm" svg:x2="4.545cm" svg:y2="1.547cm"><text:p/></draw:line><draw:line draw:style-name="gr9" draw:text-style-name="P66" svg:x1="4.341cm" svg:y1="1.435cm" svg:x2="4.502cm" svg:y2="1.391cm"><text:p/></draw:line><draw:line draw:style-name="gr10" draw:text-style-name="P66" svg:x1="4.298cm" svg:y1="1.278cm" svg:x2="4.459cm" svg:y2="1.234cm"><text:p/></draw:line><draw:line draw:style-name="gr9" draw:text-style-name="P66" svg:x1="4.256cm" svg:y1="1.122cm" svg:x2="4.417cm" svg:y2="1.078cm"><text:p/></draw:line><draw:line draw:style-name="gr10" draw:text-style-name="P66" svg:x1="4.213cm" svg:y1="0.968cm" svg:x2="4.374cm" svg:y2="0.924cm"><text:p/></draw:line><draw:line draw:style-name="gr9" draw:text-style-name="P66" svg:x1="4.17cm" svg:y1="0.81cm" svg:x2="4.331cm" svg:y2="0.766cm"><text:p/></draw:line><draw:line draw:style-name="gr10" draw:text-style-name="P66" svg:x1="4.128cm" svg:y1="0.653cm" svg:x2="4.289cm" svg:y2="0.609cm"><text:p/></draw:line><draw:line draw:style-name="gr9" draw:text-style-name="P66" svg:x1="4.085cm" svg:y1="0.496cm" svg:x2="4.246cm" svg:y2="0.452cm"><text:p/></draw:line><draw:line draw:style-name="gr10" draw:text-style-name="P66" svg:x1="4.042cm" svg:y1="0.342cm" svg:x2="4.203cm" svg:y2="0.298cm"><text:p/></draw:line><draw:line draw:style-name="gr9" draw:text-style-name="P66" svg:x1="3.999cm" svg:y1="0.185cm" svg:x2="4.16cm" svg:y2="0.141cm"><text:p/></draw:line><draw:line draw:style-name="gr9" draw:text-style-name="P66" svg:x1="5.783cm" svg:y1="6.074cm" svg:x2="4.16cm" svg:y2="0.141cm"><text:p/></draw:line></draw:g></draw:g><draw:custom-shape draw:style-name="gr30" draw:text-style-name="P66" svg:width="2.476cm" svg:height="4.661cm" draw:transform="rotate (-0.265813645078737) translate (3.06740277777778cm 1.11676388888889cm)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line draw:style-name="gr11" draw:text-style-name="P66" svg:x1="0.24cm" svg:y1="7.053cm" svg:x2="7.281cm" svg:y2="5.145cm"><text:p/></draw:line><draw:line draw:style-name="gr11" draw:text-style-name="P66" svg:x1="4.836cm" svg:y1="3.526cm" svg:x2="4.996cm" svg:y2="3.707cm"><text:p/></draw:line><draw:line draw:style-name="gr11" draw:text-style-name="P66" svg:x1="5.018cm" svg:y1="3.526cm" svg:x2="4.836cm" svg:y2="3.707cm"><text:p/></draw:line><draw:frame draw:style-name="gr12" draw:text-style-name="P64" svg:width="0.844cm" svg:height="0.793cm" svg:x="0cm" svg:y="6.2cm"><draw:text-box><text:p text:style-name="P62"><text:span text:style-name="T59">(d)</text:span></text:p></draw:text-box></draw:frame><draw:frame draw:style-name="gr13" draw:text-style-name="P64" svg:width="0.562cm" svg:height="0.793cm" svg:x="5.025cm" svg:y="2.909cm"><draw:text-box><text:p text:style-name="P62"><text:span text:style-name="T59">A</text:span></text:p></draw:text-box></draw:frame></draw:g></text:p>
          </table:table-cell>
          <table:table-cell table:style-name="Tableau1.A1" office:value-type="string">
            <text:p text:style-name="P5"><draw:g text:anchor-type="as-char" draw:z-index="5" draw:name="Forme11" draw:style-name="gr1"><draw:g draw:style-name="gr7"><draw:custom-shape draw:style-name="gr28" draw:text-style-name="P65" svg:width="6.153cm" svg:height="0.706cm" draw:transform="rotate (1.83783170235003) translate (5.62327777777778cm 7.00541666666667cm)"><text:p/><draw:enhanced-geometry svg:viewBox="0 0 21600 21600" draw:mirror-horizontal="false" draw:mirror-vertical="false" draw:type="rectangle" draw:enhanced-path="M 0 0 L 21600 0 21600 21600 0 21600 0 0 Z N"/></draw:custom-shape><draw:g draw:style-name="gr7"><draw:line draw:style-name="gr9" draw:text-style-name="P66" svg:x1="5.623cm" svg:y1="7.006cm" svg:x2="5.784cm" svg:y2="6.962cm"><text:p/></draw:line><draw:line draw:style-name="gr10" draw:text-style-name="P66" svg:x1="5.58cm" svg:y1="6.85cm" svg:x2="5.741cm" svg:y2="6.806cm"><text:p/></draw:line><draw:line draw:style-name="gr9" draw:text-style-name="P66" svg:x1="5.537cm" svg:y1="6.694cm" svg:x2="5.698cm" svg:y2="6.65cm"><text:p/></draw:line><draw:line draw:style-name="gr10" draw:text-style-name="P66" svg:x1="5.495cm" svg:y1="6.538cm" svg:x2="5.656cm" svg:y2="6.494cm"><text:p/></draw:line><draw:line draw:style-name="gr9" draw:text-style-name="P66" svg:x1="5.452cm" svg:y1="6.382cm" svg:x2="5.613cm" svg:y2="6.338cm"><text:p/></draw:line><draw:line draw:style-name="gr10" draw:text-style-name="P66" svg:x1="5.409cm" svg:y1="6.225cm" svg:x2="5.57cm" svg:y2="6.181cm"><text:p/></draw:line><draw:line draw:style-name="gr9" draw:text-style-name="P66" svg:x1="5.366cm" svg:y1="6.068cm" svg:x2="5.527cm" svg:y2="6.024cm"><text:p/></draw:line><draw:line draw:style-name="gr10" draw:text-style-name="P66" svg:x1="5.324cm" svg:y1="5.911cm" svg:x2="5.485cm" svg:y2="5.867cm"><text:p/></draw:line><draw:line draw:style-name="gr9" draw:text-style-name="P66" svg:x1="5.281cm" svg:y1="5.757cm" svg:x2="5.442cm" svg:y2="5.713cm"><text:p/></draw:line><draw:line draw:style-name="gr10" draw:text-style-name="P66" svg:x1="5.238cm" svg:y1="5.597cm" svg:x2="5.399cm" svg:y2="5.553cm"><text:p/></draw:line><draw:line draw:style-name="gr9" draw:text-style-name="P66" svg:x1="5.196cm" svg:y1="5.445cm" svg:x2="5.357cm" svg:y2="5.401cm"><text:p/></draw:line><draw:line draw:style-name="gr10" draw:text-style-name="P66" svg:x1="5.153cm" svg:y1="5.289cm" svg:x2="5.314cm" svg:y2="5.245cm"><text:p/></draw:line><draw:line draw:style-name="gr9" draw:text-style-name="P66" svg:x1="5.11cm" svg:y1="5.133cm" svg:x2="5.271cm" svg:y2="5.089cm"><text:p/></draw:line><draw:line draw:style-name="gr10" draw:text-style-name="P66" svg:x1="5.067cm" svg:y1="4.976cm" svg:x2="5.228cm" svg:y2="4.932cm"><text:p/></draw:line><draw:line draw:style-name="gr9" draw:text-style-name="P66" svg:x1="5.025cm" svg:y1="4.82cm" svg:x2="5.186cm" svg:y2="4.776cm"><text:p/></draw:line><draw:line draw:style-name="gr10" draw:text-style-name="P66" svg:x1="4.982cm" svg:y1="4.664cm" svg:x2="5.143cm" svg:y2="4.62cm"><text:p/></draw:line><draw:line draw:style-name="gr9" draw:text-style-name="P66" svg:x1="4.939cm" svg:y1="4.507cm" svg:x2="5.1cm" svg:y2="4.463cm"><text:p/></draw:line><draw:line draw:style-name="gr10" draw:text-style-name="P66" svg:x1="4.897cm" svg:y1="4.35cm" svg:x2="5.058cm" svg:y2="4.306cm"><text:p/></draw:line><draw:line draw:style-name="gr9" draw:text-style-name="P66" svg:x1="4.854cm" svg:y1="4.196cm" svg:x2="5.015cm" svg:y2="4.152cm"><text:p/></draw:line><draw:line draw:style-name="gr10" draw:text-style-name="P66" svg:x1="4.811cm" svg:y1="4.04cm" svg:x2="4.972cm" svg:y2="3.996cm"><text:p/></draw:line><draw:line draw:style-name="gr9" draw:text-style-name="P66" svg:x1="4.768cm" svg:y1="3.883cm" svg:x2="4.929cm" svg:y2="3.839cm"><text:p/></draw:line><draw:line draw:style-name="gr10" draw:text-style-name="P66" svg:x1="4.726cm" svg:y1="3.727cm" svg:x2="4.887cm" svg:y2="3.683cm"><text:p/></draw:line><draw:line draw:style-name="gr9" draw:text-style-name="P66" svg:x1="4.683cm" svg:y1="3.571cm" svg:x2="4.844cm" svg:y2="3.527cm"><text:p/></draw:line><draw:line draw:style-name="gr10" draw:text-style-name="P66" svg:x1="4.64cm" svg:y1="3.415cm" svg:x2="4.801cm" svg:y2="3.371cm"><text:p/></draw:line><draw:line draw:style-name="gr9" draw:text-style-name="P66" svg:x1="4.598cm" svg:y1="3.259cm" svg:x2="4.759cm" svg:y2="3.215cm"><text:p/></draw:line><draw:line draw:style-name="gr10" draw:text-style-name="P66" svg:x1="4.555cm" svg:y1="3.103cm" svg:x2="4.716cm" svg:y2="3.059cm"><text:p/></draw:line><draw:line draw:style-name="gr9" draw:text-style-name="P66" svg:x1="4.512cm" svg:y1="2.946cm" svg:x2="4.673cm" svg:y2="2.902cm"><text:p/></draw:line><draw:line draw:style-name="gr10" draw:text-style-name="P66" svg:x1="4.469cm" svg:y1="2.789cm" svg:x2="4.63cm" svg:y2="2.745cm"><text:p/></draw:line><draw:line draw:style-name="gr9" draw:text-style-name="P66" svg:x1="4.427cm" svg:y1="2.632cm" svg:x2="4.588cm" svg:y2="2.588cm"><text:p/></draw:line><draw:line draw:style-name="gr10" draw:text-style-name="P66" svg:x1="4.384cm" svg:y1="2.478cm" svg:x2="4.545cm" svg:y2="2.434cm"><text:p/></draw:line><draw:line draw:style-name="gr9" draw:text-style-name="P66" svg:x1="4.341cm" svg:y1="2.322cm" svg:x2="4.502cm" svg:y2="2.278cm"><text:p/></draw:line><draw:line draw:style-name="gr10" draw:text-style-name="P66" svg:x1="4.299cm" svg:y1="2.166cm" svg:x2="4.46cm" svg:y2="2.122cm"><text:p/></draw:line><draw:line draw:style-name="gr9" draw:text-style-name="P66" svg:x1="4.256cm" svg:y1="2.01cm" svg:x2="4.417cm" svg:y2="1.966cm"><text:p/></draw:line><draw:line draw:style-name="gr10" draw:text-style-name="P66" svg:x1="4.213cm" svg:y1="1.854cm" svg:x2="4.374cm" svg:y2="1.81cm"><text:p/></draw:line><draw:line draw:style-name="gr9" draw:text-style-name="P66" svg:x1="4.17cm" svg:y1="1.697cm" svg:x2="4.331cm" svg:y2="1.653cm"><text:p/></draw:line><draw:line draw:style-name="gr10" draw:text-style-name="P66" svg:x1="4.128cm" svg:y1="1.541cm" svg:x2="4.289cm" svg:y2="1.497cm"><text:p/></draw:line><draw:line draw:style-name="gr9" draw:text-style-name="P66" svg:x1="4.085cm" svg:y1="1.385cm" svg:x2="4.246cm" svg:y2="1.341cm"><text:p/></draw:line><draw:line draw:style-name="gr10" draw:text-style-name="P66" svg:x1="4.042cm" svg:y1="1.228cm" svg:x2="4.203cm" svg:y2="1.184cm"><text:p/></draw:line><draw:line draw:style-name="gr9" draw:text-style-name="P66" svg:x1="4cm" svg:y1="1.071cm" svg:x2="4.161cm" svg:y2="1.027cm"><text:p/></draw:line><draw:line draw:style-name="gr9" draw:text-style-name="P66" svg:x1="5.784cm" svg:y1="6.96cm" svg:x2="4.161cm" svg:y2="1.027cm"><text:p/></draw:line></draw:g></draw:g><draw:custom-shape draw:style-name="gr29" draw:text-style-name="P66" svg:width="2.474cm" svg:height="4.663cm" draw:transform="rotate (-0.265813645078737) translate (2.49590277777778cm 0.00025cm)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line draw:style-name="gr11" draw:text-style-name="P66" svg:x1="0.24cm" svg:y1="7.938cm" svg:x2="7.281cm" svg:y2="6.03cm"><text:p/></draw:line><draw:line draw:style-name="gr11" draw:text-style-name="P66" svg:x1="4.836cm" svg:y1="4.41cm" svg:x2="4.996cm" svg:y2="4.591cm"><text:p/></draw:line><draw:line draw:style-name="gr11" draw:text-style-name="P66" svg:x1="5.018cm" svg:y1="4.41cm" svg:x2="4.836cm" svg:y2="4.591cm"><text:p/></draw:line><draw:frame draw:style-name="gr12" draw:text-style-name="P64" svg:width="0.844cm" svg:height="0.793cm" svg:x="0cm" svg:y="7.086cm"><draw:text-box><text:p text:style-name="P62"><text:span text:style-name="T59">(d)</text:span></text:p></draw:text-box></draw:frame><draw:frame draw:style-name="gr13" draw:text-style-name="P64" svg:width="0.562cm" svg:height="0.793cm" svg:x="5.025cm" svg:y="3.798cm"><draw:text-box><text:p text:style-name="P62"><text:span text:style-name="T59">A</text:span></text:p></draw:text-box></draw:frame></draw:g></text:p>
          </table:table-cell>
        </table:table-row>
      </table:table>
      <text:p text:style-name="P20"/>
      <text:list xml:id="list171104073415400" text:continue-numbering="true" text:style-name="tfNum_20_I_29_">
        <text:list-item>
          <text:p text:style-name="P60">Propriétés</text:p>
        </text:list-item>
      </text:list>
      <text:p text:style-name="P2"><text:span text:style-name="T14">P</text:span><text:span text:style-name="T42">ropriété 1</text:span></text:p>
      <text:p text:style-name="tfCours"><text:span text:style-name="T12">Si d</text:span>eux droites <text:span text:style-name="T56">sont </text:span>parallèles à une même droite, <text:span text:style-name="T56">alors ces deux droites so</text:span>nt parallèles <text:span text:style-name="T56">entre elles</text:span>.</text:p>
      <text:p text:style-name="P28"/>
      <text:p text:style-name="P2"><text:span text:style-name="T14">P</text:span><text:span text:style-name="T42">ropriété </text:span><text:span text:style-name="T14">2</text:span></text:p>
      <text:p text:style-name="tfCours"><text:span text:style-name="T12">Si d</text:span>eux droites <text:span text:style-name="T56">sont </text:span>perpendiculaires à une même droite, <text:span text:style-name="T56">alors ces deux droites </text:span>sont parallèles entre elles.</text:p>
      <text:p text:style-name="P28"/>
      <text:p text:style-name="P31"><text:span text:style-name="T3">P</text:span><text:span text:style-name="T36">ropriété </text:span><text:span text:style-name="T3">3</text:span></text:p>
      <text:p text:style-name="P53"><text:span text:style-name="T10">Si d</text:span>eux droites <text:span text:style-name="T43">sont </text:span>parallèles, <text:span text:style-name="T56">alors </text:span><text:span text:style-name="T43">t</text:span>oute droite perpendiculaire à l’une est perpendiculaire à l’autre.</text:p>
      <text:p text:style-name="P33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table:number-rows-spanned="3" office:value-type="string">
            <text:p text:style-name="P41"><draw:g text:anchor-type="as-char" draw:z-index="8" draw:name="Forme3" draw:style-name="gr1"><draw:polygon draw:style-name="gr15" draw:text-style-name="P68" svg:width="0.218cm" svg:height="0.208cm" svg:x="3.26cm" svg:y="1.666cm" svg:viewBox="0 0 219 209" draw:points="83,209 219,130 136,0 0,79"><text:p/></draw:polygon><draw:polygon draw:style-name="gr16" draw:text-style-name="P68" svg:width="0.218cm" svg:height="0.208cm" svg:x="3.26cm" svg:y="1.666cm" svg:viewBox="0 0 219 209" draw:points="83,209 219,130 136,0 0,79"><text:p/></draw:polygon><draw:line draw:style-name="gr17" draw:text-style-name="P66" svg:x1="0.027cm" svg:y1="3.813cm" svg:x2="5.858cm" svg:y2="0.406cm"><text:p/></draw:line><draw:line draw:style-name="gr17" draw:text-style-name="P66" svg:x1="1.138cm" svg:y1="4.846cm" svg:x2="8cm" svg:y2="0.835cm"><text:p/></draw:line><draw:line draw:style-name="gr17" draw:text-style-name="P66" svg:x1="4.739cm" svg:y1="4.065cm" svg:x2="2.404cm" svg:y2="0.406cm"><text:p/></draw:line><draw:frame draw:style-name="gr21" draw:text-style-name="P70" svg:width="0.906cm" svg:height="0.662cm" svg:x="0cm" svg:y="2.699cm"><draw:text-box><text:p text:style-name="P67"><text:span text:style-name="T60">(d</text:span><text:span text:style-name="T61">1</text:span><text:span text:style-name="T60">)</text:span></text:p></draw:text-box></draw:frame><draw:frame draw:style-name="gr22" draw:text-style-name="P70" svg:width="0.907cm" svg:height="0.662cm" svg:x="1.847cm" svg:y="4.357cm"><draw:text-box><text:p text:style-name="P67"><text:span text:style-name="T60">(d</text:span><text:span text:style-name="T61">2</text:span><text:span text:style-name="T60">)</text:span></text:p></draw:text-box></draw:frame><draw:frame draw:style-name="gr21" draw:text-style-name="P70" svg:width="0.906cm" svg:height="0.662cm" svg:x="2.501cm" svg:y="0cm"><draw:text-box><text:p text:style-name="P67"><text:span text:style-name="T60">(d</text:span><text:span text:style-name="T61">3</text:span><text:span text:style-name="T60">)</text:span></text:p></draw:text-box></draw:frame></draw:g></text:p>
          </table:table-cell>
          <table:table-cell table:style-name="Tableau3.A1" office:value-type="string">
            <text:p text:style-name="P52">Hypothèses :</text:p>
          </table:table-cell>
          <table:table-cell table:style-name="Tableau3.A1" office:value-type="string">
            <text:p text:style-name="P51">(d<text:span text:style-name="T45">1</text:span>) // (d<text:span text:style-name="T45">2</text:span>)</text:p>
            <text:p text:style-name="P51">(d<text:span text:style-name="T47">3</text:span>)  (d<text:span text:style-name="T47">1</text:span>)</text:p>
          </table:table-cell>
        </table:table-row>
        <table:table-row>
          <table:covered-table-cell table:style-name="Tableau3.A1"/>
          <table:table-cell table:style-name="Tableau3.A1" office:value-type="string">
            <text:p text:style-name="Table_20_Contents">P<text:span text:style-name="T44">ropriété :</text:span></text:p>
          </table:table-cell>
          <table:table-cell table:style-name="Tableau3.A1" office:value-type="string">
            <text:p text:style-name="Table_20_Contents"/>
            <text:p text:style-name="Table_20_Contents"/>
          </table:table-cell>
        </table:table-row>
        <table:table-row>
          <table:covered-table-cell table:style-name="Tableau3.A1"/>
          <table:table-cell table:style-name="Tableau3.A1" office:value-type="string">
            <text:p text:style-name="Table_20_Contents">C<text:span text:style-name="T44">onclusion :</text:span></text:p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>
          <table:table-cell table:style-name="Tableau3.A1" table:number-rows-spanned="3" office:value-type="string">
            <text:p text:style-name="P42"><draw:g text:anchor-type="as-char" draw:z-index="7" draw:name="Forme3_0" draw:style-name="gr1"><draw:polygon draw:style-name="gr15" draw:text-style-name="P68" svg:width="0.218cm" svg:height="0.208cm" svg:x="3.26cm" svg:y="1.666cm" svg:viewBox="0 0 219 209" draw:points="83,209 219,130 136,0 0,79"><text:p/></draw:polygon><draw:polygon draw:style-name="gr16" draw:text-style-name="P68" svg:width="0.218cm" svg:height="0.208cm" svg:x="3.26cm" svg:y="1.666cm" svg:viewBox="0 0 219 209" draw:points="83,209 219,130 136,0 0,79"><text:p/></draw:polygon><draw:polygon draw:style-name="gr23" draw:text-style-name="P68" svg:width="0.218cm" svg:height="0.208cm" svg:x="4.041cm" svg:y="2.89cm" svg:viewBox="0 0 219 209" draw:points="83,209 219,130 136,0 0,79"><text:p/></draw:polygon><draw:polygon draw:style-name="gr16" draw:text-style-name="P68" svg:width="0.218cm" svg:height="0.208cm" svg:x="4.041cm" svg:y="2.89cm" svg:viewBox="0 0 219 209" draw:points="83,209 219,130 136,0 0,79"><text:p/></draw:polygon><draw:line draw:style-name="gr17" draw:text-style-name="P66" svg:x1="0.027cm" svg:y1="3.813cm" svg:x2="5.858cm" svg:y2="0.406cm"><text:p/></draw:line><draw:line draw:style-name="gr17" draw:text-style-name="P66" svg:x1="1.138cm" svg:y1="4.846cm" svg:x2="8cm" svg:y2="0.835cm"><text:p/></draw:line><draw:line draw:style-name="gr17" draw:text-style-name="P66" svg:x1="4.739cm" svg:y1="4.065cm" svg:x2="2.404cm" svg:y2="0.406cm"><text:p/></draw:line><draw:frame draw:style-name="gr24" draw:text-style-name="P70" svg:width="0.904cm" svg:height="0.662cm" svg:x="0cm" svg:y="2.699cm"><draw:text-box><text:p text:style-name="P62"><text:span text:style-name="T60">(d</text:span><text:span text:style-name="T61">1</text:span><text:span text:style-name="T60">)</text:span></text:p></draw:text-box></draw:frame><draw:frame draw:style-name="gr21" draw:text-style-name="P70" svg:width="0.906cm" svg:height="0.662cm" svg:x="1.847cm" svg:y="4.357cm"><draw:text-box><text:p text:style-name="P62"><text:span text:style-name="T60">(d</text:span><text:span text:style-name="T61">2</text:span><text:span text:style-name="T60">)</text:span></text:p></draw:text-box></draw:frame><draw:frame draw:style-name="gr24" draw:text-style-name="P70" svg:width="0.904cm" svg:height="0.662cm" svg:x="2.501cm" svg:y="0cm"><draw:text-box><text:p text:style-name="P62"><text:span text:style-name="T60">(d</text:span><text:span text:style-name="T61">3</text:span><text:span text:style-name="T60">)</text:span></text:p></draw:text-box></draw:frame></draw:g></text:p>
          </table:table-cell>
          <table:table-cell table:style-name="Tableau3.B5" office:value-type="string">
            <text:p text:style-name="P52">Hypothèses :</text:p>
          </table:table-cell>
          <table:table-cell table:style-name="Tableau3.B5" office:value-type="string">
            <text:p text:style-name="P6"><text:span text:style-name="T44">(d</text:span><text:span text:style-name="T46">1</text:span><text:span text:style-name="T44">) </text:span><text:span text:style-name="T16"></text:span><text:span text:style-name="T44"> (d</text:span><text:span text:style-name="T47">3</text:span><text:span text:style-name="T44">)</text:span></text:p>
            <text:p text:style-name="P51">(d<text:span text:style-name="T47">2</text:span>)  (d<text:span text:style-name="T47">3</text:span>)</text:p>
          </table:table-cell>
        </table:table-row>
        <table:table-row>
          <table:covered-table-cell table:style-name="Tableau3.A1"/>
          <table:table-cell table:style-name="Tableau3.A1" office:value-type="string">
            <text:p text:style-name="Table_20_Contents">P<text:span text:style-name="T44">ropriété :</text:span></text:p>
          </table:table-cell>
          <table:table-cell table:style-name="Tableau3.A1" office:value-type="string">
            <text:p text:style-name="Table_20_Contents"/>
            <text:p text:style-name="Table_20_Contents"/>
          </table:table-cell>
        </table:table-row>
        <table:table-row>
          <table:covered-table-cell table:style-name="Tableau3.A1"/>
          <table:table-cell table:style-name="Tableau3.A1" office:value-type="string">
            <text:p text:style-name="Table_20_Contents">C<text:span text:style-name="T44">onclusion :</text:span></text:p>
          </table:table-cell>
          <table:table-cell table:style-name="Tableau3.A1" office:value-type="string">
            <text:p text:style-name="Table_20_Contents"/>
          </table:table-cell>
        </table:table-row>
        <table:table-row>
          <table:table-cell table:style-name="Tableau3.A1" office:value-type="string">
            <text:p text:style-name="P41"/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>
          <table:table-cell table:style-name="Tableau3.A9" table:number-rows-spanned="3" office:value-type="string">
            <text:p text:style-name="P41"><draw:g text:anchor-type="as-char" draw:z-index="6" draw:name="Forme1" draw:style-name="gr1"><draw:line draw:style-name="gr25" draw:text-style-name="P66" svg:x1="0.941cm" svg:y1="3.264cm" svg:x2="6.176cm" svg:y2="0.146cm"><text:p/></draw:line><draw:line draw:style-name="gr25" draw:text-style-name="P66" svg:x1="0.893cm" svg:y1="3.929cm" svg:x2="7.487cm" svg:y2="0cm"><text:p/></draw:line><draw:line draw:style-name="gr25" draw:text-style-name="P66" svg:x1="2.794cm" svg:y1="4.353cm" svg:x2="8cm" svg:y2="1.252cm"><text:p/></draw:line><draw:frame draw:style-name="gr26" draw:text-style-name="P70" svg:width="0.907cm" svg:height="0.666cm" svg:x="0.019cm" svg:y="2.715cm"><draw:text-box><text:p text:style-name="P67"><text:span text:style-name="T60">(d</text:span><text:span text:style-name="T61">1</text:span><text:span text:style-name="T60">)</text:span></text:p></draw:text-box></draw:frame><draw:frame draw:style-name="gr27" draw:text-style-name="P70" svg:width="0.904cm" svg:height="0.664cm" svg:x="2.115cm" svg:y="4.337cm"><draw:text-box><text:p text:style-name="P67"><text:span text:style-name="T60">(d</text:span><text:span text:style-name="T61">3</text:span><text:span text:style-name="T60">)</text:span></text:p></draw:text-box></draw:frame><draw:frame draw:style-name="gr27" draw:text-style-name="P70" svg:width="0.904cm" svg:height="0.664cm" svg:x="0cm" svg:y="3.845cm"><draw:text-box><text:p text:style-name="P67"><text:span text:style-name="T60">(d</text:span><text:span text:style-name="T61">2</text:span><text:span text:style-name="T60">)</text:span></text:p></draw:text-box></draw:frame></draw:g></text:p>
          </table:table-cell>
          <table:table-cell table:style-name="Tableau3.B9" office:value-type="string">
            <text:p text:style-name="P52">Hypothèses :</text:p>
          </table:table-cell>
          <table:table-cell table:style-name="Tableau3.B9" office:value-type="string">
            <text:p text:style-name="P6"><text:span text:style-name="T44">(d</text:span><text:span text:style-name="T48">3</text:span><text:span text:style-name="T44">) // (d</text:span><text:span text:style-name="T48">1</text:span><text:span text:style-name="T44">)</text:span></text:p>
            <text:p text:style-name="P6"><text:span text:style-name="T44">(d</text:span><text:span text:style-name="T47">3</text:span><text:span text:style-name="T44">) // (d</text:span><text:span text:style-name="T48">2</text:span><text:span text:style-name="T44">)</text:span></text:p>
          </table:table-cell>
        </table:table-row>
        <table:table-row>
          <table:covered-table-cell table:style-name="Tableau3.A9"/>
          <table:table-cell table:style-name="Tableau3.A9" office:value-type="string">
            <text:p text:style-name="Table_20_Contents">P<text:span text:style-name="T44">ropriété :</text:span></text:p>
          </table:table-cell>
          <table:table-cell table:style-name="Tableau3.A9" office:value-type="string">
            <text:p text:style-name="Table_20_Contents"/>
            <text:p text:style-name="Table_20_Contents"/>
          </table:table-cell>
        </table:table-row>
        <table:table-row>
          <table:covered-table-cell table:style-name="Tableau3.A9"/>
          <table:table-cell table:style-name="Tableau3.A9" office:value-type="string">
            <text:p text:style-name="Table_20_Contents">C<text:span text:style-name="T44">onclusion :</text:span></text:p>
          </table:table-cell>
          <table:table-cell table:style-name="Tableau3.A9" office:value-type="string">
            <text:p text:style-name="Table_20_Contents"/>
          </table:table-cell>
        </table:table-row>
      </table:table>
      <text:p text:style-name="P57"><text:soft-page-break/><text:span text:style-name="T15">Parmi </text:span><text:span text:style-name="T17">l</text:span><text:span text:style-name="T15">es </text:span><text:span text:style-name="T18">3 </text:span><text:span text:style-name="T15">propriétés </text:span><text:span text:style-name="T17">précédentes</text:span><text:span text:style-name="T15">, lesquelles permettent de montrer :</text:span></text:p>
      <text:list xml:id="list62439787" text:style-name="tfPuce">
        <text:list-item>
          <text:p text:style-name="P56">que des droites sont parallèles ?</text:p>
        </text:list-item>
        <text:list-item>
          <text:p text:style-name="P56">que des droites sont perpendiculaires ?</text:p>
        </text:list-item>
      </text:list>
      <text:p text:style-name="P33"/>
      <text:p text:style-name="P33"/>
      <text:list xml:id="list171103070299360" text:continue-list="list171104073415400" text:style-name="tfNum_20_I_29_">
        <text:list-item>
          <text:p text:style-name="P60">Rédiger une démonstration</text:p>
        </text:list-item>
      </text:list>
      <text:p text:style-name="P3"><text:span text:style-name="T22">M</text:span><text:span text:style-name="T1">éthode :</text:span></text:p>
      <text:p text:style-name="P45"><text:span text:style-name="T22">A</text:span><text:span text:style-name="T1">vant de faire une démonstration :</text:span></text:p>
      <text:p text:style-name="P45"><text:span text:style-name="T1">1) Faire une figure où l’on code t</text:span><text:span text:style-name="T23">out </text:span><text:span text:style-name="T1">ce que l’on peut coder</text:span></text:p>
      <text:p text:style-name="P45"><text:span text:style-name="T1">2) Écrire toutes les hypothèses </text:span><text:span text:style-name="T23">(= les données de l’énoncé)</text:span></text:p>
      <text:p text:style-name="P39"/>
      <text:p text:style-name="P39">Pendant la démonstration, 3 étapes :</text:p>
      <text:p text:style-name="P47"><text:span text:style-name="T22">1</text:span><text:span text:style-name="T1">) Réécrire uniquement les hypothèses utiles pour appliquer la propriété</text:span></text:p>
      <text:p text:style-name="P39">2) Écrire la propriété</text:p>
      <text:p text:style-name="P39">3) Conclure</text:p>
      <text:p text:style-name="P40"/>
      <text:p text:style-name="P40"/>
      <text:p text:style-name="P43"><text:span text:style-name="T4">Ex :</text:span><text:span text:style-name="T19"> Soit un triangle ABC </text:span><text:span text:style-name="T20">rectangle en B </text:span><text:span text:style-name="T19">et un point D appartenant au segment [AB]. On appelle (d) la droite parallèle à (BC) </text:span><text:span text:style-name="T21">passant par D</text:span><text:span text:style-name="T19">.</text:span></text:p>
      <text:p text:style-name="P40">Que peut-on dire des droites (d) et (AB) ?</text:p>
      <text:p text:style-name="P35"/>
      <text:p text:style-name="P36">Rédact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3"><draw:g text:anchor-type="as-char" draw:z-index="9" draw:name="Forme4" draw:style-name="gr1"><draw:polygon draw:style-name="gr15" draw:text-style-name="P68" svg:width="0.538cm" svg:height="0.537cm" svg:x="3.456cm" svg:y="0.757cm" svg:viewBox="0 0 539 538" draw:points="238,0 0,299 299,538 539,238"><text:p/></draw:polygon><draw:polygon draw:style-name="gr16" draw:text-style-name="P68" svg:width="0.538cm" svg:height="0.537cm" svg:x="3.456cm" svg:y="0.757cm" svg:viewBox="0 0 539 538" draw:points="238,0 0,299 299,538 539,238"><text:p/></draw:polygon><draw:line draw:style-name="gr17" draw:text-style-name="P66" svg:x1="0.853cm" svg:y1="2.029cm" svg:x2="5.252cm" svg:y2="5.541cm"><text:p/></draw:line><draw:line draw:style-name="gr17" draw:text-style-name="P66" svg:x1="0.703cm" svg:y1="4.504cm" svg:x2="3.694cm" svg:y2="0.757cm"><text:p/></draw:line><draw:line draw:style-name="gr17" draw:text-style-name="P66" svg:x1="3.694cm" svg:y1="0.757cm" svg:x2="8.354cm" svg:y2="4.476cm"><text:p/></draw:line><draw:line draw:style-name="gr17" draw:text-style-name="P66" svg:x1="8.354cm" svg:y1="4.476cm" svg:x2="0.703cm" svg:y2="4.504cm"><text:p/></draw:line><draw:frame draw:style-name="gr18" draw:text-style-name="P69" svg:width="0.466cm" svg:height="0.793cm" svg:x="0.22cm" svg:y="4.307cm"><draw:text-box><text:p text:style-name="P62"><text:span text:style-name="T59">A</text:span></text:p></draw:text-box></draw:frame><draw:frame draw:style-name="gr18" draw:text-style-name="P69" svg:width="0.466cm" svg:height="0.793cm" svg:x="3.463cm" svg:y="0cm"><draw:text-box><text:p text:style-name="P62"><text:span text:style-name="T59">B</text:span></text:p></draw:text-box></draw:frame><draw:frame draw:style-name="gr19" draw:text-style-name="P69" svg:width="0.496cm" svg:height="0.793cm" svg:x="8.481cm" svg:y="4.307cm"><draw:text-box><text:p text:style-name="P62"><text:span text:style-name="T59">C</text:span></text:p></draw:text-box></draw:frame><draw:frame draw:style-name="gr19" draw:text-style-name="P69" svg:width="0.496cm" svg:height="0.793cm" svg:x="1.669cm" svg:y="2.028cm"><draw:text-box><text:p text:style-name="P62"><text:span text:style-name="T59">D</text:span></text:p></draw:text-box></draw:frame><draw:frame draw:style-name="gr20" draw:text-style-name="P69" svg:width="0.877cm" svg:height="0.793cm" svg:x="0cm" svg:y="1.134cm"><draw:text-box><text:p text:style-name="P62"><text:span text:style-name="T59">(d)</text:span></text:p></draw:text-box></draw:frame></draw:g></text:p>
          </table:table-cell>
          <table:table-cell table:style-name="Tableau2.A1" office:value-type="string">
            <text:p text:style-name="P50">Hypothèses :</text:p>
            <text:p text:style-name="P49">ABC est un triangle rectangle en B</text:p>
            <text:p text:style-name="P44"><text:span text:style-name="T49">D </text:span><text:span text:style-name="T50">∈</text:span> <text:span text:style-name="T49">[AB]</text:span></text:p>
            <text:p text:style-name="P49">(d) // (BC)</text:p>
            <text:p text:style-name="P48"><text:span text:style-name="T51">D </text:span><text:span text:style-name="T50">∈</text:span> <text:span text:style-name="T51">(d)</text:span></text:p>
          </table:table-cell>
        </table:table-row>
      </table:table>
      <text:p text:style-name="P46"><text:span text:style-name="T24">Montrons que (d) est p</text:span><text:span text:style-name="T25">erpendiculaire</text:span><text:span text:style-name="T24"> à (AB) :</text:span></text:p>
      <text:p text:style-name="P37">P<text:span text:style-name="T52">ar hypothèses, </text:span></text:p>
      <text:p text:style-name="P37"/>
      <text:p text:style-name="P37"/>
      <text:p text:style-name="P38">or </text:p>
      <text:p text:style-name="P38"/>
      <text:p text:style-name="P38"/>
      <text:p text:style-name="P38">donc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06cm" draw:dots2="1" draw:dots2-length="0.006cm" draw:distance="0.00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5H46M9S</meta:editing-duration>
    <meta:editing-cycles>152</meta:editing-cycles>
    <meta:generator>LibreOffice/7.3.7.2$Linux_X86_64 LibreOffice_project/30$Build-2</meta:generator>
    <meta:initial-creator>Véronique et Thibaud FONTANET</meta:initial-creator>
    <dc:date>2024-01-01T17:11:01.614627727</dc:date>
    <meta:print-date>2015-03-21T18:42:51.093000000</meta:print-date>
    <meta:document-statistic meta:table-count="3" meta:image-count="0" meta:object-count="0" meta:page-count="7" meta:paragraph-count="85" meta:word-count="458" meta:character-count="2570" meta:non-whitespace-character-count="21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